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3</text:p>
      <text:p text:style-name="P1"/>
      <text:p text:style-name="P2">Etap I</text:p>
      <text:p text:style-name="P2"/>
      <text:p text:style-name="P3">czego wg przysłowia nie mają ani dzieci ani ryby <text:s text:c="40"/><text:span text:style-name="T1"><text:s text:c="2"/>głosu</text:span></text:p>
      <text:p text:style-name="P3">wstążki, kokardki, łazanki to rodzaje której potrawy z mąki <text:s text:c="25"/><text:span text:style-name="T1"><text:s/>makaron</text:span></text:p>
      <text:p text:style-name="P3">czy triduum paschalne jest związane z Wielkanocą czy Bożym Narodzeniem <text:s/><text:span text:style-name="T1">Wielkanoc</text:span> </text:p>
      <text:p text:style-name="P3">kto jest wielkim mistrzem orderu Orła Białego <text:s text:c="47"/><text:span text:style-name="T1">prezydent </text:span></text:p>
      <text:p text:style-name="P3">jak nazywa się dział zoologi zajmujący się ptakami <text:s text:c="39"/><text:span text:style-name="T1"><text:s/>ornitologia</text:span></text:p>
      <text:p text:style-name="P3">suterena to pokój na poddaszu czy pod parterem <text:s text:c="45"/><text:span text:style-name="T1">pod parterem</text:span></text:p>
      <text:p text:style-name="P3">jak nazywano ziemię oddawaną przez seniora wasalowi <text:s text:c="31"/><text:span text:style-name="T1"><text:s text:c="2"/>lenno</text:span></text:p>
      <text:p text:style-name="P3">którego dnia maja obchodzimy dzień Matki <text:s text:c="51"/><text:span text:style-name="T1"><text:s/>26</text:span></text:p>
      <text:p text:style-name="P3">przez które europejskie miasto wiedzie szlak turystyczny Canale Grande <text:s text:c="6"/><text:span text:style-name="T1">Wenecja</text:span></text:p>
      <text:p text:style-name="P3">listy św. Pawla znajdują się w ST czy w NT <text:s text:c="50"/><text:span text:style-name="T1"><text:s text:c="2"/>NT</text:span></text:p>
      <text:p text:style-name="P3">w którym mieście ma początek kolej transsyberyjska <text:s text:c="36"/><text:span text:style-name="T1"><text:s/>Moskwa</text:span></text:p>
      <text:p text:style-name="P3">co wg geocentrycznej budowy świata znajduje się w środku <text:s text:c="25"/><text:span text:style-name="T1"><text:s/>Ziemia</text:span></text:p>
      <text:p text:style-name="P3">podaj rok zamachu na arcyksięcia Franciszka Ferdynanda <text:s text:c="29"/><text:span text:style-name="T1">1914</text:span></text:p>
      <text:p text:style-name="P3">jakimi figurami są sciany sześcianu <text:s text:c="63"/><text:span text:style-name="T1"><text:s text:c="2"/>kwadraty</text:span></text:p>
      <text:p text:style-name="P3">gdzie skąpiec ma węża <text:s text:c="85"/><text:span text:style-name="T1">w kieszeni</text:span></text:p>
      <text:p text:style-name="P3">ile procent godziny stanowi kwadrans <text:s text:c="59"/><text:span text:style-name="T1"><text:s text:c="2"/>25</text:span></text:p>
      <text:p text:style-name="P3">czy Polska należy do międzynarodowego banku światowego <text:s text:c="25"/><text:span text:style-name="T1">TAK</text:span></text:p>
      <text:p text:style-name="P3">Tyrol jest krajem związkowym którego państwa <text:s text:c="44"/><text:span text:style-name="T1"><text:s/>Austria</text:span></text:p>
      <text:p text:style-name="P3">których krwinek jest we krwi ludzkiej więcej: białych czy czerwonych <text:s text:c="9"/><text:span text:style-name="T1">RBC</text:span></text:p>
      <text:p text:style-name="P3">w ktorym mieście na siedzibę teatra Ateneum im. S. Jaracza <text:s text:c="25"/><text:span text:style-name="T1"><text:s/>Warszawa </text:span></text:p>
      <text:p text:style-name="P2"/>
      <text:p text:style-name="P2">Etap II</text:p>
      <text:p text:style-name="P2"/>
      <text:p text:style-name="P3">do którego państwa należą Cyklady <text:s text:c="63"/><text:span text:style-name="T1"><text:s/>Grecja</text:span></text:p>
      <text:p text:style-name="P3">co wg powiedzenia pali się w rękach komuś pracowitemu <text:s text:c="24"/><text:span text:style-name="T1"><text:s text:c="4"/>robota </text:span></text:p>
      <text:p text:style-name="P3">na ktorym kontynencie rządził państwem Idi ADi <text:s text:c="43"/><text:span text:style-name="T1">Afryka </text:span></text:p>
      <text:p text:style-name="P3">czy kwas szczawiowy jest kwasem organicznym <text:s text:c="42"/><text:span text:style-name="T1"><text:s text:c="2"/>TAK</text:span></text:p>
      <text:p text:style-name="P3">ile co najmniej ramion mają rozgwiazdy <text:s text:c="56"/><text:span text:style-name="T1"><text:s/>pięć </text:span></text:p>
      <text:p text:style-name="P3">jak nazywa się roztwór mączki ziemniaczanej używany do usztywniania ubrań <text:s/><text:span text:style-name="T1"><text:s/>krochmal</text:span></text:p>
      <text:p text:style-name="P3">kto wpadł na pomysł zaproszenia chochoła na Wesele <text:s text:c="28"/><text:span text:style-name="T1"><text:s/>żydówka Estera</text:span></text:p>
      <text:p text:style-name="P3">ile lat niepowodzenia czeka tego kto stłucze zwierciadło <text:s text:c="31"/><text:span text:style-name="T1">siedem</text:span></text:p>
      <text:p text:style-name="P3">czy wg polskiego prawa skarb państwa jest osobą prawną <text:s text:c="27"/><text:span text:style-name="T1"><text:s text:c="2"/>TAK</text:span></text:p>
      <text:p text:style-name="P3">w którym powstaniu brał udział IV pułk piechoty liniowej <text:s text:c="28"/><text:span text:style-name="T1">listopadowe </text:span></text:p>
      <text:p text:style-name="P3">trioda to lampa zawierająca anodę, katodę i <text:s text:c="50"/><text:span text:style-name="T1"><text:s text:c="2"/>siatka</text:span></text:p>
      <text:p text:style-name="P3">pod jakim imieniem znany jest Harmenszoon van Rijn <text:s text:c="33"/><text:span text:style-name="T1"><text:s/>Rembrandt</text:span> <text:s text:c="56"/></text:p>
      <text:p text:style-name="P3">Mont Martr należy do którego miasta <text:s text:c="60"/><text:span text:style-name="T1"><text:s/>Paryż</text:span></text:p>
      <text:p text:style-name="P3">jak nazywa się wspólne wychowanie i nauczanie dziewcząt i chłopców <text:s text:c="5"/><text:span text:style-name="T1"><text:s text:c="2"/>koedukacja</text:span></text:p>
      <text:p text:style-name="P3">rozwiń skrót OIOM </text:p>
      <text:p text:style-name="P3">na granicy których państw wznosi się najwyższy szczyt Sudetów <text:s text:c="17"/><text:span text:style-name="T1">Śnieżka</text:span></text:p>
      <text:p text:style-name="P3">jaki tytuł nosi najnowsza książka Dana Browna której fabuła nawiązuje do Boskiej Komedii</text:p>
      <text:p text:style-name="P4">Inferno</text:p>
      <text:p text:style-name="P3">czy weganie spożywają mleko i jego przetwory <text:s text:c="43"/><text:span text:style-name="T1"><text:s text:c="2"/>NIE</text:span> </text:p>
      <text:p text:style-name="P3">jakim terminem określamy światopogląd osób negujących istnienie Boga <text:s text:c="2"/><text:span text:style-name="T1"><text:s text:c="2"/>ateizm</text:span></text:p>
      <text:p text:style-name="P3"><text:soft-page-break/>jak nazywał się francuski fizyk który odkrył wzajemne oddziaływanie przewodników prądu elektryczne <text:s text:c="103"/><text:span text:style-name="T1">Ampere</text:span></text:p>
      <text:p text:style-name="P3">reprezentatem którego kraju był Ole Bjoerndalen, zdobywca 13 medali IO <text:s text:c="4"/><text:span text:style-name="T1">Norwegia</text:span> <text:s text:c="43"/></text:p>
      <text:p text:style-name="P3">co znaczy łacińskie corpus delicti <text:s text:c="61"/><text:span text:style-name="T1"><text:s text:c="4"/>dowód rzeczowy</text:span></text:p>
      <text:p text:style-name="P3">kto był kanclerzem Niemiec 3 października w dniu zjednoczenia Niemiec <text:s text:c="4"/><text:span text:style-name="T1">Kohl</text:span></text:p>
      <text:p text:style-name="P3">jak nazywał się bohater powieści W pustyni i w puszczy, młody murzyn <text:s text:c="5"/><text:span text:style-name="T1"><text:s/>Kali </text:span></text:p>
      <text:p text:style-name="P3">na terenie którego kraju leży przylądek Roca, najdalej na zachód wysunięty punkt Europy\</text:p>
      <text:p text:style-name="P4">Portugalia</text:p>
      <text:p text:style-name="P3">zarazki ktorej choroby odkrył Hansen <text:s text:c="60"/><text:span text:style-name="T1"><text:s/>trąd</text:span></text:p>
      <text:p text:style-name="P3">w którym polskim serialu występował dozorca Ryszard Popiołek <text:s text:c="15"/><text:span text:style-name="T1"><text:s text:c="2"/>Dom</text:span></text:p>
      <text:p text:style-name="P3">jaką funkcję pełnił przed rewolucję obywatel Ludwik Kapet <text:s text:c="24"/><text:span text:style-name="T1"><text:s/>król</text:span></text:p>
      <text:p text:style-name="P3">czy głębokość Atlantyku przekracza 10 000 m <text:s text:c="48"/><text:span text:style-name="T1">NIE </text:span></text:p>
      <text:p text:style-name="P3">kto jest patronem Akademii Górniczo - Hutniczej w Krakowie <text:s text:c="22"/><text:span text:style-name="T1">Staszic</text:span></text:p>
      <text:p text:style-name="P3">wyrażenie użyte zastępczo zamiast dosadnego, z greki <text:s text:c="34"/><text:span text:style-name="T1"><text:s/>eufemizm</text:span></text:p>
      <text:p text:style-name="P3">kto jest reżyserem filmu Wilk z Wall Street <text:s text:c="52"/><text:span text:style-name="T1"><text:s/>Scorsese</text:span></text:p>
      <text:p text:style-name="P3">dlaczego król Władysław dostał przydomek Łokietek <text:s text:c="35"/><text:span text:style-name="T1"><text:s/>był niski</text:span></text:p>
      <text:p text:style-name="P3">czy żurawie zimują w Polsce <text:s text:c="75"/><text:span text:style-name="T1">NIE </text:span></text:p>
      <text:p text:style-name="P3">kto namalował obraz Impresja,wschód słońca <text:s text:c="48"/><text:span text:style-name="T1">Monet</text:span></text:p>
      <text:p text:style-name="P3">z soku których drzew uzyskiwana jest guma arabska <text:s text:c="38"/><text:span text:style-name="T1">akacja</text:span></text:p>
      <text:p text:style-name="P3">tylko dwa państwa Ameryki płd nie mają dostępu do morzu, wymień jedno <text:s text:c="2"/></text:p>
      <text:p text:style-name="P4">Paragwaj, Boliwia</text:p>
      <text:p text:style-name="P3">kim był Jan Szuch: architektem, politykiem czy pisarzem <text:s text:c="30"/><text:span text:style-name="T1">architekt </text:span></text:p>
      <text:p text:style-name="P3">jak nazywał się patriarcha który we śnie zobaczył drabinę sięgającą nieba <text:s text:c="4"/><text:span text:style-name="T1">Jakub</text:span></text:p>
      <text:p text:style-name="P3">w którym państwie nakręcono pierwszy film pt Godzilla <text:s text:c="32"/><text:span text:style-name="T1">Japonia</text:span></text:p>
      <text:p text:style-name="P3">ile jest kolosów Memnona <text:s text:c="80"/><text:span text:style-name="T1">dwa</text:span></text:p>
      <text:p text:style-name="P3">PKB to <text:s text:c="15"/></text:p>
      <text:p text:style-name="P3">w którym wieku odkryto tlen <text:s text:c="74"/><text:span text:style-name="T1"><text:s text:c="2"/>XVIII w.</text:span></text:p>
      <text:p text:style-name="P3">jak z greki nazywa się skala muzyczna zawierająca pięć dźwięków w oktawie <text:s text:c="2"/><text:span text:style-name="T1">pentatonika</text:span></text:p>
      <text:p text:style-name="P3"/>
      <text:p text:style-name="P2">Etap III </text:p>
      <text:p text:style-name="P3"/>
      <text:p text:style-name="P3">jak nazywa się w krajach anglosaskich teren uczelni wraz z zabudowaniami <text:s/><text:span text:style-name="T1"><text:s/>campus</text:span></text:p>
      <text:p text:style-name="P3">o kim Tuwim pisze: ślicznego słonika i śliczną słoninkę <text:s text:c="29"/><text:span text:style-name="T1"><text:s/>słoń Trąbalski</text:span></text:p>
      <text:p text:style-name="P3">jak nazywa się miasto w którym Jezus spędził pierwsze trzydzieści lat życia <text:s/><text:span text:style-name="T1">Nazaret</text:span></text:p>
      <text:p text:style-name="P3">jak nazywa się wzgórze zamkowe w Pradze <text:s text:c="51"/><text:span text:style-name="T1"><text:s/>Hradczany</text:span></text:p>
      <text:p text:style-name="P3">który stopień jest wyższy plutonowy czy kapral <text:s text:c="45"/><text:span text:style-name="T1"><text:s/>plutonowy</text:span></text:p>
      <text:p text:style-name="P3">ile mendli zawiera jedna kopa <text:s text:c="74"/><text:span text:style-name="T1">cztery</text:span></text:p>
      <text:p text:style-name="P3">czy w Polsce sąd może skazać przestępcę na dożywocie <text:s text:c="32"/><text:span text:style-name="T1">TAK</text:span></text:p>
      <text:p text:style-name="P3">jak nazywa się kanadyjska pisarka która w 2013 otrzymała Nobla <text:s text:c="17"/><text:span text:style-name="T1">Alice Munro</text:span></text:p>
      <text:p text:style-name="P3">na którym kontynencie żyje jeleń pampasowy <text:s text:c="48"/><text:span text:style-name="T1">Ameryka płd</text:span></text:p>
      <text:p text:style-name="P3">bracia zakonu kamedułów to kameduli czy kamedułowie <text:s text:c="29"/><text:span text:style-name="T1"><text:s/>kameduli</text:span></text:p>
      <text:p text:style-name="P3">czy neon jest gazem szlachetnym <text:s text:c="68"/><text:span text:style-name="T1">TAK</text:span></text:p>
      <text:p text:style-name="P3">co w powiedzeniu drąży skałę <text:s text:c="74"/><text:span text:style-name="T1">kropla</text:span></text:p>
      <text:p text:style-name="P3">czy Mikołaj Kopernik wiedział o męczeńskiej śmierci Giordana Bruno <text:s text:c="8"/><text:span text:style-name="T1"><text:s/>NIE </text:span></text:p>
      <text:p text:style-name="P3">ile kontynentów oblewają wody oceanu indyjskiego nie licząc Antarktydy <text:s text:c="3"/><text:span text:style-name="T1"><text:s/>trzy </text:span></text:p>
      <text:p text:style-name="P3">Wayne Rooney wyst w reprezentacji którego pańśtwa <text:s text:c="37"/><text:span text:style-name="T1">Anglia</text:span></text:p>
      <text:p text:style-name="P3">kontrolę nad działalnością rady ministrów sprawuje sejm czy Senat <text:s text:c="14"/><text:span text:style-name="T1"><text:s/>Sejm</text:span></text:p>
      <text:p text:style-name="P3">w którym mieście w latach 1814-15 odbywał się kongres <text:s text:c="32"/><text:span text:style-name="T1">Wiedeń</text:span></text:p>
      <text:p text:style-name="P3"><text:soft-page-break/>która liczba jest większa zero do dziesiątej czy dziesieć do zerowej</text:p>
      <text:p text:style-name="P3">perykopa to określenie fragmentu której księgi <text:s text:c="43"/><text:span text:style-name="T1"><text:s/>Biblia</text:span></text:p>
      <text:p text:style-name="P3">z którego państwa pochodzi Tequila <text:s text:c="61"/><text:span text:style-name="T1">Meksyk</text:span></text:p>
      <text:p text:style-name="P3">wyrażenie cokwartalny to jedno czy dwa słowa <text:s text:c="44"/><text:span text:style-name="T1">jedno </text:span></text:p>
      <text:p text:style-name="P3">w którym roku podpisano w Rzymie traktat na mocy którego powstała \EWG <text:s/><text:span text:style-name="T1">1957</text:span></text:p>
      <text:p text:style-name="P3">współbrzmienie kilku dźwięków dające wrażenie niezgodności to konsonans czy <text:span text:style-name="T1">dysonans</text:span></text:p>
      <text:p text:style-name="P3">jak nazywa sie kwaskowaty napój powstający przy produkcji masła <text:s text:c="11"/><text:span text:style-name="T1"><text:s/>maślanka</text:span></text:p>
      <text:p text:style-name="P3">dzwonek to nazwa którego koloru w talii kart <text:s text:c="46"/><text:span text:style-name="T1"><text:s/>karo</text:span></text:p>
      <text:p text:style-name="P3">nie noszą lampasów lecz szary ich strój o kim mówi ta piosenka <text:s text:c="16"/><text:span text:style-name="T1"><text:s/>piechota</text:span></text:p>
      <text:p text:style-name="P3">galaktyki CD to największe czy najmniejsze galaktyki <text:s text:c="33"/><text:span text:style-name="T1">małe</text:span></text:p>
      <text:p text:style-name="P3">dla którego cesarza został wzniesiony Złoty dom <text:s text:c="41"/><text:span text:style-name="T1"><text:s/>Neron</text:span></text:p>
      <text:p text:style-name="P3">jak nazywa się twarda substancja pokrywająca zęby <text:s text:c="36"/><text:span text:style-name="T1"><text:s/>szkliwo</text:span></text:p>
      <text:p text:style-name="P3">państwa kurdów <text:s text:c="85"/><text:span text:style-name="T1"><text:s text:c="3"/>Turcja, Irak, Syria</text:span></text:p>
      <text:p text:style-name="P3">alternator to prądnica prądu stałego czy zmiennego <text:s text:c="36"/><text:span text:style-name="T1"><text:s text:c="2"/>zmiennego</text:span></text:p>
      <text:p text:style-name="P3">któremu filozofowi przypisuje się słowa wszystko płynie <text:s text:c="26"/><text:span text:style-name="T1"><text:s text:c="2"/>Heraklit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23:38:13.10</meta:creation-date>
    <meta:document-statistic meta:table-count="0" meta:image-count="0" meta:object-count="0" meta:page-count="3" meta:paragraph-count="103" meta:word-count="868" meta:character-count="9102"/>
    <dc:date>2014-09-01T00:18:41.71</dc:date>
    <meta:editing-duration>PT00H03M48S</meta:editing-duration>
    <meta:editing-cycles>1</meta:editing-cycles>
    <meta:generator>OpenOffice.ux.pl/3.1$Win32 OpenOffice.org_project/310m11$Build-39399</meta:generator>
  </office:meta>
</office:document-meta>
</file>